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edAttribute.contains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edAttribute.indexOfValue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eratedAttribute.Enumerate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umeratedAttribute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numerated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edAttribute.getInstance( Class clazz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umeratedAttribute.set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erated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